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Utils.registerComponentIfNecessary( @ Nullable BeanDefinition beanDefinition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pNamespaceUtils.registerAspectJAutoProxyCreatorIfNecessary( ParserContext parserContext , Element sourc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pNamespaceUtils.useClassProxyingIfNecessary( BeanDefinitionRegistry registry , @ Nullable Element source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opNamespaceUtils.registerAutoProxyCreatorIfNecessary( ParserContext parserContext , Element sourc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pNamespaceUtils.registerAspectJAnnotationAutoProxyCreatorIfNecessary( ParserContext parserContext , Element sourc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